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247218332555410739"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532567966383816863"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31748867291728608"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076982028370150294"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419072038318410676"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7978146055326690215"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7">Run:</text:span><text:span text:style-name="T18">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170334456634415042"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2099487243494076886"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4415082" text:continue-list="list1170334456634415042"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147380205652134252"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396335"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410348"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4395739"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4409553"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383264"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10"><text:span text:style-name="T2">Distance 4 miles, Time: 52:36, HR: 117, Ave Pace: 13:09/mile,1539 heartbeats/mile</text:span></text:p>
      <text:p text:style-name="P10"><text:span text:style-name="T2">I ran all down hills and ran uphills until my heart rate reached 125 bpm. Then I walked until it went down to 115 bpm.</text:span></text:p>
      <text:p text:style-name="P10"><text:span text:style-name="T2">I am thinking that walking and running is more efficient than running at 13:00/mile average. </text:span></text:p>
      <text:p text:style-name="P23"/>
      <text:p text:style-name="P23">In the past week: <text:span text:style-name="T1">3 miles running </text:span></text:p>
      <text:p text:style-name="P23"/>
      <text:p text:style-name="P23"/>
      <text:p text:style-name="P23"><text:soft-page-break/></text:p>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7649827452195334622" text:style-name="L10">
        <text:list-item>
          <text:list>
            <text:list-header>
              <text:p text:style-name="P117">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04T14:17:57.91</dc:date>
    <dc:creator>James Lombardi</dc:creator>
    <meta:editing-duration>P8DT22H28M13S</meta:editing-duration>
    <meta:editing-cycles>751</meta:editing-cycles>
    <meta:generator>OpenOffice/4.1.2$Win32 OpenOffice.org_project/412m3$Build-9782</meta:generator>
    <meta:document-statistic meta:table-count="0" meta:image-count="1" meta:object-count="0" meta:page-count="82" meta:paragraph-count="2299" meta:word-count="25977" meta:character-count="132478"/>
  </office:meta>
</office:document-meta>
</file>